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1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2.1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355cm" svg:height="0.962cm" svg:x="9.861cm" svg:y="5.889cm">
          <draw:text-box>
            <text:p>Random program or axioms</text:p>
          </draw:text-box>
        </draw:frame>
        <draw:line draw:style-name="gr2" draw:text-style-name="P1" draw:layer="layout" svg:x1="11.004cm" svg:y1="7.032cm" svg:x2="1.889cm" svg:y2="11.35cm">
          <text:p/>
        </draw:line>
        <draw:line draw:style-name="gr2" draw:text-style-name="P1" draw:layer="layout" svg:x1="12.782cm" svg:y1="7.159cm" svg:x2="8.747cm" svg:y2="11.477cm">
          <text:p/>
        </draw:line>
        <draw:line draw:style-name="gr2" draw:text-style-name="P1" draw:layer="layout" svg:x1="14.179cm" svg:y1="7.159cm" svg:x2="14.179cm" svg:y2="11.604cm">
          <text:p/>
        </draw:line>
        <draw:line draw:style-name="gr2" draw:text-style-name="P1" draw:layer="layout" svg:x1="17.354cm" svg:y1="7.159cm" svg:x2="25.638cm" svg:y2="11.477cm">
          <text:p/>
        </draw:line>
        <draw:frame draw:style-name="gr1" draw:layer="layout" svg:width="4.304cm" svg:height="1.673cm" svg:x="2.665cm" svg:y="7.899cm">
          <draw:text-box>
            <text:p>Programming</text:p>
            <text:p>language</text:p>
          </draw:text-box>
        </draw:frame>
        <draw:line draw:style-name="gr2" draw:text-style-name="P1" draw:layer="layout" svg:x1="15.703cm" svg:y1="7.286cm" svg:x2="19.796cm" svg:y2="11.35cm">
          <text:p/>
        </draw:line>
        <draw:line draw:style-name="gr2" draw:text-style-name="P1" draw:layer="layout" svg:x1="2.651cm" svg:y1="11.922cm" svg:x2="7.35cm" svg:y2="11.922cm">
          <text:p/>
        </draw:line>
        <draw:line draw:style-name="gr2" draw:text-style-name="P1" draw:layer="layout" svg:x1="9.89cm" svg:y1="11.922cm" svg:x2="12.811cm" svg:y2="11.922cm">
          <text:p/>
        </draw:line>
        <draw:line draw:style-name="gr2" draw:text-style-name="P1" draw:layer="layout" svg:x1="15.351cm" svg:y1="11.922cm" svg:x2="18.653cm" svg:y2="11.922cm">
          <text:p/>
        </draw:line>
        <draw:line draw:style-name="gr2" draw:text-style-name="P1" draw:layer="layout" svg:x1="21.193cm" svg:y1="11.922cm" svg:x2="24.368cm" svg:y2="11.922cm">
          <text:p/>
        </draw:line>
        <draw:frame draw:style-name="gr3" draw:layer="layout" svg:width="2.191cm" svg:height="1.016cm" svg:x="4.556cm" svg:y="10.515cm">
          <draw:text-box>
            <text:p>action</text:p>
          </draw:text-box>
        </draw:frame>
        <draw:frame draw:style-name="gr4" draw:layer="layout" svg:width="2.191cm" svg:height="1.597cm" svg:x="15.827cm" svg:y="10.769cm">
          <draw:text-box>
            <text:p>action</text:p>
          </draw:text-box>
        </draw:frame>
        <draw:frame draw:style-name="gr1" draw:layer="layout" svg:width="3.774cm" svg:height="0.962cm" svg:x="9.509cm" svg:y="12.42cm">
          <draw:text-box>
            <text:p>observation</text:p>
          </draw:text-box>
        </draw:frame>
        <draw:frame draw:style-name="gr1" draw:layer="layout" svg:width="3.774cm" svg:height="0.962cm" svg:x="20.848cm" svg:y="12.366cm">
          <draw:text-box>
            <text:p>observation</text:p>
          </draw:text-box>
        </draw:frame>
        <draw:frame draw:style-name="gr1" draw:layer="layout" svg:width="5.26cm" svg:height="1.673cm" svg:x="0.058cm" svg:y="11.35cm">
          <draw:text-box>
            <text:p>output</text:p>
            <text:p>(bitstring or type)</text:p>
          </draw:text-box>
        </draw:frame>
        <draw:frame draw:style-name="gr5" draw:layer="layout" svg:width="2.263cm" svg:height="1.016cm" svg:x="7.561cm" svg:y="11.477cm">
          <draw:text-box>
            <text:p>output</text:p>
          </draw:text-box>
        </draw:frame>
        <draw:frame draw:style-name="gr5" draw:layer="layout" svg:width="2.263cm" svg:height="1.016cm" svg:x="12.991cm" svg:y="11.477cm">
          <draw:text-box>
            <text:p>output</text:p>
          </draw:text-box>
        </draw:frame>
        <draw:frame draw:style-name="gr6" draw:layer="layout" svg:width="2.263cm" svg:height="1.27cm" svg:x="18.737cm" svg:y="11.462cm">
          <draw:text-box>
            <text:p>output</text:p>
          </draw:text-box>
        </draw:frame>
        <draw:frame draw:style-name="gr5" draw:layer="layout" svg:width="2.263cm" svg:height="1.016cm" svg:x="24.464cm" svg:y="11.477cm">
          <draw:text-box>
            <text:p>output</text:p>
          </draw:text-box>
        </draw:frame>
        <draw:frame draw:style-name="gr7" draw:layer="layout" svg:width="0.502cm" svg:height="1.187cm" svg:x="10.144cm" svg:y="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02T12:57:14</meta:creation-date>
    <dc:date>2016-08-02T13:35:19</dc:date>
    <meta:editing-duration>PT7M</meta:editing-duration>
    <meta:editing-cycles>7</meta:editing-cycles>
    <meta:generator>LibreOffice/3.5$Linux_X86_64 LibreOffice_project/350m1$Build-2</meta:generator>
    <meta:document-statistic meta:object-count="21"/>
  </office:meta>
</office:document-meta>
</file>